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What is print() used for ?</text:p>
      <text:p text:style-name="Preformatted_20_Text">To diaplay msg, output and much more</text:p>
      <text:p text:style-name="Preformatted_20_Text"/>
      <text:p text:style-name="Preformatted_20_Text">example_1 = 3.14</text:p>
      <text:p text:style-name="Preformatted_20_Text">example_2 = 2460</text:p>
      <text:p text:style-name="Preformatted_20_Text">example_3 = True</text:p>
      <text:p text:style-name="Preformatted_20_Text">example_5 = 10 + 9</text:p>
      <text:p text:style-name="Preformatted_20_Text"/>
      <text:p text:style-name="Preformatted_20_Text">print(example_1)</text:p>
      <text:p text:style-name="Preformatted_20_Text">print(example_2)</text:p>
      <text:p text:style-name="Preformatted_20_Text">print(example_3)</text:p>
      <text:p text:style-name="Preformatted_20_Text">print(example_5)</text:p>
      <text:p text:style-name="Preformatted_20_Text">print(( 4 + 5 ) * 3)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11" meta:word-count="38" meta:character-count="212" meta:non-whitespace-character-count="185"/>
    <meta:generator>LibreOffice/6.4.7.2$Linux_X86_64 LibreOffice_project/40$Build-2</meta:generator>
  </office:meta>
</office:document-meta>
</file>